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B000001D884151CC610CC832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9252in" svg:height="3.4807in" draw:z-index="0"><draw:image xlink:href="Pictures/10000001000003AB000001D884151CC610CC832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5T22:06:48.690437604</meta:creation-date>
    <dc:date>2024-06-05T22:07:12.979741197</dc:date>
    <meta:editing-duration>PT2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